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64e" officeooo:paragraph-rsid="001f064e"/>
    </style:style>
    <style:style style:name="P2" style:family="paragraph" style:parent-style-name="Standard">
      <style:text-properties officeooo:rsid="001f34a2" officeooo:paragraph-rsid="001f34a2"/>
    </style:style>
    <style:style style:name="P3" style:family="paragraph" style:parent-style-name="Standard">
      <style:text-properties officeooo:rsid="00227378" officeooo:paragraph-rsid="00227378"/>
    </style:style>
    <style:style style:name="P4" style:family="paragraph" style:parent-style-name="Standard">
      <style:text-properties officeooo:rsid="0023530f" officeooo:paragraph-rsid="0023530f"/>
    </style:style>
    <style:style style:name="P5" style:family="paragraph" style:parent-style-name="Standard">
      <style:text-properties officeooo:rsid="0023d0a8" officeooo:paragraph-rsid="0023d0a8"/>
    </style:style>
    <style:style style:name="P6" style:family="paragraph" style:parent-style-name="Standard">
      <style:text-properties officeooo:rsid="0023d0a8" officeooo:paragraph-rsid="0023d0a8"/>
    </style:style>
    <style:style style:name="P7" style:family="paragraph" style:parent-style-name="Standard">
      <style:text-properties officeooo:rsid="00255297" officeooo:paragraph-rsid="00255297"/>
    </style:style>
    <style:style style:name="T1" style:family="text">
      <style:text-properties officeooo:rsid="001fa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</text:p>
      <text:p text:style-name="P1"/>
      <text:p text:style-name="P1">Les vues dynamiques :</text:p>
      <text:p text:style-name="P1"/>
      <text:p text:style-name="P1">-</text:p>
      <text:p text:style-name="P1">-</text:p>
      <text:p text:style-name="P1">-</text:p>
      <text:p text:style-name="P1">-</text:p>
      <text:p text:style-name="P1">-</text:p>
      <text:p text:style-name="P1"/>
      <text:p text:style-name="P1">Evaluation des vus :</text:p>
      <text:p text:style-name="P1">-</text:p>
      <text:p text:style-name="P1">-</text:p>
      <text:p text:style-name="P1">-</text:p>
      <text:p text:style-name="P1">-</text:p>
      <text:p text:style-name="P1">-</text:p>
      <text:p text:style-name="P4">Vue :</text:p>
      <text:p text:style-name="P4">-ne sont appeler que quand on les demandes</text:p>
      <text:p text:style-name="P1"/>
      <text:p text:style-name="P2">Indépendance logique :</text:p>
      <text:p text:style-name="P2">-<text:span text:style-name="T1">créer des couches intermédiaire pour pas que l’on voit les modif apportés</text:span></text:p>
      <text:p text:style-name="P2">-</text:p>
      <text:p text:style-name="P2">-</text:p>
      <text:p text:style-name="P2">-</text:p>
      <text:p text:style-name="P2">-</text:p>
      <text:p text:style-name="P2"/>
      <text:p text:style-name="P3">Controles d’accès au données :</text:p>
      <text:p text:style-name="P3">-</text:p>
      <text:p text:style-name="P3">-</text:p>
      <text:p text:style-name="P3">-</text:p>
      <text:p text:style-name="P3">-</text:p>
      <text:p text:style-name="P3">-</text:p>
      <text:p text:style-name="P3"/>
      <text:p text:style-name="P4">MetaBase :</text:p>
      <text:p text:style-name="P4">-</text:p>
      <text:p text:style-name="P4">-</text:p>
      <text:p text:style-name="P4">-</text:p>
      <text:p text:style-name="P4">-</text:p>
      <text:p text:style-name="P4">-</text:p>
      <text:p text:style-name="P4">-</text:p>
      <text:p text:style-name="P4">Role :</text:p>
      <text:p text:style-name="P4">-se créer un rôle pour manipuler la BDD</text:p>
      <text:p text:style-name="P4">-Autorisation sur les droits</text:p>
      <text:p text:style-name="P4"/>
      <text:p text:style-name="P5">Mise à jour Grâce à des vues :</text:p>
      <text:p text:style-name="P5">-Pas de maj de vue en fonction de différentes clause selon la norme sql</text:p>
      <text:p text:style-name="P5">-Trigger intercept les données de maj</text:p>
      <text:p text:style-name="P5">-</text:p>
      <text:p text:style-name="P5">-</text:p>
      <text:p text:style-name="P5">-</text:p>
      <text:p text:style-name="P5">-</text:p>
      <text:p text:style-name="P5">-</text:p>
      <text:p text:style-name="P5"><text:soft-page-break/>Procédure dans la base :</text:p>
      <text:p text:style-name="P5">-commence par begin et fini par end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7">srtuctures de controles :</text:p>
      <text:p text:style-name="P7">-</text:p>
      <text:p text:style-name="P7">-</text:p>
      <text:p text:style-name="P7">-</text:p>
      <text:p text:style-name="P7">-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4:38:44.724000000</meta:creation-date>
    <dc:date>2024-02-19T15:14:30.690000000</dc:date>
    <meta:editing-duration>P1DT10H56M22S</meta:editing-duration>
    <meta:editing-cycles>8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2" meta:paragraph-count="58" meta:word-count="139" meta:character-count="562" meta:non-whitespace-character-count="481"/>
  </office:meta>
</office:document-meta>
</file>